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25cm"/>
    </style:style>
    <style:style style:name="co3" style:family="table-column">
      <style:table-column-properties fo:break-before="auto" style:column-width="9.133cm"/>
    </style:style>
    <style:style style:name="co4" style:family="table-column">
      <style:table-column-properties fo:break-before="auto" style:column-width="4.249cm"/>
    </style:style>
    <style:style style:name="co5" style:family="table-column">
      <style:table-column-properties fo:break-before="auto" style:column-width="2.581cm"/>
    </style:style>
    <style:style style:name="co6" style:family="table-column">
      <style:table-column-properties fo:break-before="auto" style:column-width="2.33cm"/>
    </style:style>
    <style:style style:name="co7" style:family="table-column">
      <style:table-column-properties fo:break-before="auto" style:column-width="12.742cm"/>
    </style:style>
    <style:style style:name="co8" style:family="table-column">
      <style:table-column-properties fo:break-before="auto" style:column-width="2.399cm"/>
    </style:style>
    <style:style style:name="co9" style:family="table-column">
      <style:table-column-properties fo:break-before="auto" style:column-width="10.926cm"/>
    </style:style>
    <style:style style:name="co10" style:family="table-column">
      <style:table-column-properties fo:break-before="auto" style:column-width="12.663cm"/>
    </style:style>
    <style:style style:name="co11" style:family="table-column">
      <style:table-column-properties fo:break-before="auto" style:column-width="2.462cm"/>
    </style:style>
    <style:style style:name="co12" style:family="table-column">
      <style:table-column-properties fo:break-before="auto" style:column-width="8.386cm"/>
    </style:style>
    <style:style style:name="co13" style:family="table-column">
      <style:table-column-properties fo:break-before="auto" style:column-width="4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font-name="Arial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Arial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TA - FA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66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Class</text:p>
          </table:table-cell>
          <table:table-cell table:number-columns-repeated="6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Cultivos forestales</text:p>
          </table:table-cell>
          <table:table-cell office:value-type="string" calcext:value-type="string">
            <text:p>landuse=forest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orest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.1</text:p>
          </table:table-cell>
          <table:table-cell office:value-type="string" calcext:value-type="string">
            <text:p>Latifoliadas</text:p>
          </table:table-cell>
          <table:table-cell office:value-type="string" calcext:value-type="string">
            <text:p>landuse=forest+leaf_type=broad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1.2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landuse=forest+leaf_type=needle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orest+irrigated=yes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.1</text:p>
          </table:table-cell>
          <table:table-cell office:value-type="string" calcext:value-type="string">
            <text:p>Latifoliadas</text:p>
          </table:table-cell>
          <table:table-cell office:value-type="string" calcext:value-type="string">
            <text:p>landuse=forest+irrigated=yes+leaf_type=broad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1.2.2</text:p>
          </table:table-cell>
          <table:table-cell office:value-type="string" calcext:value-type="string">
            <text:p>Coníferas</text:p>
          </table:table-cell>
          <table:table-cell office:value-type="string" calcext:value-type="string">
            <text:p>landuse=forest+irrigated=yes+leaf_type=needleleaved</text:p>
          </table:table-cell>
          <table:table-cell office:value-type="float" office:value="1" calcext:value-type="float">
            <text:p>1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</text:p>
          </table:table-cell>
          <table:table-cell office:value-type="string" calcext:value-type="string">
            <text:p>Cultivo de arbustos</text:p>
          </table:table-cell>
          <table:table-cell office:value-type="string" calcext:value-type="string">
            <text:p>landuse=orchard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orchard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orchard+irrigated=yes</text:p>
          </table:table-cell>
          <table:table-cell office:value-type="float" office:value="2" calcext:value-type="float">
            <text:p>2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Cultivos herbáceos</text:p>
          </table:table-cell>
          <table:table-cell office:value-type="string" calcext:value-type="string">
            <text:p>landuse=farmland,landuse=meadow,landuse=greenhouse_horticulture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Graminoideas</text:p>
          </table:table-cell>
          <table:table-cell office:value-type="string" calcext:value-type="string">
            <text:p>landuse=farmland+crop=zea,sorghum,triticum,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</text:p>
          </table:table-cell>
          <table:table-cell office:value-type="string" calcext:value-type="string">
            <text:p>Monocultivo</text:p>
          </table:table-cell>
          <table:table-cell office:value-type="string" calcext:value-type="string">
            <text:p>landuse=farmland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armland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armland+irrigated=yes</text:p>
          </table:table-cell>
          <table:table-cell office:value-type="float" office:value="3" calcext:value-type="float">
            <text:p>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</text:p>
          </table:table-cell>
          <table:table-cell office:value-type="string" calcext:value-type="string">
            <text:p>Cultivo múltiple</text:p>
          </table:table-cell>
          <table:table-cell office:value-type="string" calcext:value-type="string">
            <text:p>landuse=meadow</text:p>
          </table:table-cell>
          <table:table-cell office:value-type="float" office:value="4" calcext:value-type="float">
            <text:p>4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meadow</text:p>
          </table:table-cell>
          <table:table-cell office:value-type="float" office:value="4" calcext:value-type="float">
            <text:p>4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3.1.2.1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meadow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No graminoideas</text:p>
          </table:table-cell>
          <table:table-cell office:value-type="string" calcext:value-type="string">
            <text:p>landuse=farmland,landuse=meadow,landuse=greenhouse_horticulture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1</text:p>
          </table:table-cell>
          <table:table-cell office:value-type="string" calcext:value-type="string">
            <text:p>Monocultivo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2.1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farmland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1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farmland+irrigated=y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2</text:p>
          </table:table-cell>
          <table:table-cell office:value-type="string" calcext:value-type="string">
            <text:p>Cultivo múltiple</text:p>
          </table:table-cell>
          <table:table-cell table:number-columns-repeated="70"/>
        </table:table-row>
        <table:table-row table:style-name="ro1">
          <table:table-cell office:value-type="string" calcext:value-type="string">
            <text:p>1.3.2.2.1</text:p>
          </table:table-cell>
          <table:table-cell office:value-type="string" calcext:value-type="string">
            <text:p>Secano</text:p>
          </table:table-cell>
          <table:table-cell office:value-type="string" calcext:value-type="string">
            <text:p>landuse=meadow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1.3.2.2.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=meadow+irrigated=yes</text:p>
          </table:table-cell>
          <table:table-cell table:number-columns-repeated="69"/>
        </table:table-row>
        <table:table-row table:style-name="ro1">
          <table:table-cell table:style-name="ce3"/>
          <table:table-cell table:number-columns-repeated="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oculti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farmland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 secan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ltivos herbáce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graminoide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ltivo múltip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jo riego</text:p>
          </table:table-cell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irrigated</text:p>
          </table:table-cell>
          <table:table-cell office:value-type="string" calcext:value-type="string">
            <text:p>ye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Áreas terrestres cultivadas y/o manejada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Áreas urbanas vegetada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bole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ustos</text:p>
          </table:table-cell>
          <table:table-cell table:number-columns-repeated="6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reas naturales o seminaturales de vegetación terrestr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áceas (pastizales)</text:p>
          </table:table-cell>
          <table:table-cell table:number-columns-repeated="6"/>
          <table:table-cell office:value-type="string" calcext:value-type="string">
            <text:p>landuse</text:p>
          </table:table-cell>
          <table:table-cell office:value-type="string" calcext:value-type="string">
            <text:p>meadow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boles</text:p>
          </table:table-cell>
          <table:table-cell table:number-columns-repeated="6"/>
          <table:table-cell office:value-type="string" calcext:value-type="string">
            <text:p>leisure</text:p>
          </table:table-cell>
          <table:table-cell office:value-type="string" calcext:value-type="string">
            <text:p>park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bustos</text:p>
          </table:table-cell>
          <table:table-cell table:number-columns-repeated="6"/>
          <table:table-cell office:value-type="string" calcext:value-type="string">
            <text:p>natural</text:p>
          </table:table-cell>
          <table:table-cell office:value-type="string" calcext:value-type="string">
            <text:p>wood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egetación natural en áreas regularmente inundadas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rbáceas (pastizales)</text:p>
          </table:table-cell>
          <table:table-cell table:number-columns-repeated="6"/>
          <table:table-cell office:value-type="string" calcext:value-type="string">
            <text:p>natural</text:p>
          </table:table-cell>
          <table:table-cell office:value-type="string" calcext:value-type="string">
            <text:p>scrub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Áreas urbanas</text:p>
          </table:table-cell>
          <table:table-cell table:number-columns-repeated="4"/>
          <table:table-cell office:value-type="string" calcext:value-type="string">
            <text:p>natural</text:p>
          </table:table-cell>
          <table:table-cell office:value-type="string" calcext:value-type="string">
            <text:p>grassland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rrocarriles y vías de circulación.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strucciones y vivienda rural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construidas.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rucciones industriales, de servicios </text:p>
          </table:table-cell>
          <table:table-cell table:number-columns-repeated="6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perficies artificiales y áreas asoci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perficies no construida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racción de minerales, basurales y áreas en construcción. 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olid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ca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solid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are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consolida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nas</text:p>
          </table:table-cell>
          <table:table-cell table:number-columns-repeated="6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Áreas naturales sin cobertura vege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consolidada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inas</text:p>
          </table:table-cell>
          <table:table-cell table:number-columns-repeated="6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erpos de agua, nieve o hielo artific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uerpos de agua, nieve o hielo artific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 permanente</text:p>
          </table:table-cell>
          <table:table-cell table:number-columns-repeated="6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cionar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cionar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ario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 movimi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manente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gu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 movimien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mporario</text:p>
          </table:table-cell>
          <table:table-cell table:number-columns-repeated="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ie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cionarios</text:p>
          </table:table-cell>
          <table:table-cell table:number-columns-repeated="6"/>
          <table:table-cell office:value-type="string" calcext:value-type="string">
            <text:p>Vegetació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áreas</text:p>
          </table:table-cell>
          <table:table-cell table:number-columns-repeated="5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erpos de agua, nieve o hielo natu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el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ve o hielo</text:p>
          </table:table-cell>
          <table:table-cell table:number-columns-repeated="66"/>
        </table:table-row>
        <table:table-row table:style-name="ro1" table:number-rows-repeated="21">
          <table:table-cell table:number-columns-repeated="72"/>
        </table:table-row>
        <table:table-row table:style-name="ro1">
          <table:table-cell table:number-columns-repeated="71"/>
          <table:table-cell office:value-type="string" calcext:value-type="string">
            <text:p>railway,</text:p>
          </table:table-cell>
        </table:table-row>
      </table:table>
      <table:table table:name="inta-fao" table:style-name="ta1"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_number</text:p>
          </table:table-cell>
          <table:table-cell office:value-type="string" calcext:value-type="string">
            <text:p>class_priority</text:p>
          </table:table-cell>
          <table:table-cell office:value-type="string" calcext:value-type="string">
            <text:p>class_name</text:p>
          </table:table-cell>
          <table:table-cell office:value-type="string" calcext:value-type="string">
            <text:p>osm_tag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garde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par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golf_cours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shrubbe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farmla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fores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greenhouse_horticultur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meadow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orchar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plant_nurse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Áreas terrestres cultivadas y/o manejadas</text:p>
          </table:table-cell>
          <table:table-cell office:value-type="string" calcext:value-type="string">
            <text:p>vineyar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fel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gras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grassla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greenfiel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heath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scrub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tundr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Áreas naturales y seminaturales de vegetación predominantemente terrestre</text:p>
          </table:table-cell>
          <table:table-cell office:value-type="string" calcext:value-type="string">
            <text:p>woo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getación natural o semi-natural de áreas regularmente inundadas/anegadas o acuáticas</text:p>
          </table:table-cell>
          <table:table-cell office:value-type="string" calcext:value-type="string">
            <text:p>march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getación natural o semi-natural de áreas regularmente inundadas/anegadas o acuáticas</text:p>
          </table:table-cell>
          <table:table-cell office:value-type="string" calcext:value-type="string">
            <text:p>sho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getación natural o semi-natural de áreas regularmente inundadas/anegadas o acuáticas</text:p>
          </table:table-cell>
          <table:table-cell office:value-type="string" calcext:value-type="string">
            <text:p>tid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getación natural o semi-natural de áreas regularmente inundadas/anegadas o acuáticas</text:p>
          </table:table-cell>
          <table:table-cell office:value-type="string" calcext:value-type="string">
            <text:p>wetla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commo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allotments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brownfiel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cemete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commerci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constructio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farmyar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harbou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industri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landfil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loc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marina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pitch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playgrou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por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quarr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recreation_grou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railwa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residenti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retai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sports_centr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stadium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village_gree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trac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universit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educatio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perficies artificiales y áreas asociadas</text:p>
          </table:table-cell>
          <table:table-cell office:value-type="string" calcext:value-type="string">
            <text:p>zoo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Áreas naturales desnudas</text:p>
          </table:table-cell>
          <table:table-cell office:value-type="string" calcext:value-type="string">
            <text:p>bare_roc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Áreas naturales desnudas</text:p>
          </table:table-cell>
          <table:table-cell office:value-type="string" calcext:value-type="string">
            <text:p>beach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Áreas naturales desnudas</text:p>
          </table:table-cell>
          <table:table-cell office:value-type="string" calcext:value-type="string">
            <text:p>desert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Áreas naturales desnudas</text:p>
          </table:table-cell>
          <table:table-cell office:value-type="string" calcext:value-type="string">
            <text:p>dun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Áreas naturales desnudas</text:p>
          </table:table-cell>
          <table:table-cell office:value-type="string" calcext:value-type="string">
            <text:p>sa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Áreas naturales desnudas</text:p>
          </table:table-cell>
          <table:table-cell office:value-type="string" calcext:value-type="string">
            <text:p>scre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Áreas naturales desnudas</text:p>
          </table:table-cell>
          <table:table-cell office:value-type="string" calcext:value-type="string">
            <text:p>shingl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, nueve o hielo artificial</text:p>
          </table:table-cell>
          <table:table-cell office:value-type="string" calcext:value-type="string">
            <text:p>basin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, nueve o hielo artificial</text:p>
          </table:table-cell>
          <table:table-cell office:value-type="string" calcext:value-type="string">
            <text:p>salt_pond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, nueve o hielo artificial</text:p>
          </table:table-cell>
          <table:table-cell office:value-type="string" calcext:value-type="string">
            <text:p>doc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, nueve o hielo artificial</text:p>
          </table:table-cell>
          <table:table-cell office:value-type="string" calcext:value-type="string">
            <text:p>canal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erpos de agua, nueve o hielo artificial</text:p>
          </table:table-cell>
          <table:table-cell office:value-type="string" calcext:value-type="string">
            <text:p>reservoi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erpos de agua, nueve o hielo natural</text:p>
          </table:table-cell>
          <table:table-cell office:value-type="string" calcext:value-type="string">
            <text:p>glacie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erpos de agua, nueve o hielo natural</text:p>
          </table:table-cell>
          <table:table-cell office:value-type="string" calcext:value-type="string">
            <text:p>reef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erpos de agua, nueve o hielo natural</text:p>
          </table:table-cell>
          <table:table-cell office:value-type="string" calcext:value-type="string">
            <text:p>rive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erpos de agua, nueve o hielo natural</text:p>
          </table:table-cell>
          <table:table-cell office:value-type="string" calcext:value-type="string">
            <text:p>riverbank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erpos de agua, nueve o hielo natural</text:p>
          </table:table-cell>
          <table:table-cell office:value-type="string" calcext:value-type="string">
            <text:p>stream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uerpos de agua, nueve o hielo natural</text:p>
          </table:table-cell>
          <table:table-cell office:value-type="string" calcext:value-type="string">
            <text:p>water</text:p>
          </table:table-cell>
          <table:table-cell table:number-columns-repeated="3"/>
        </table:table-row>
        <table:table-row table:style-name="ro1" table:number-rows-repeated="33">
          <table:table-cell table:number-columns-repeated="8"/>
        </table:table-row>
        <table:table-row table:style-name="ro1">
          <table:table-cell/>
          <table:table-cell table:style-name="ce3" table:number-columns-repeated="2"/>
          <table:table-cell table:number-columns-repeated="5"/>
        </table:table-row>
      </table:table>
      <table:table table:name="Corine LULC" table:style-name="ta1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" table:number-columns-repeated="16381" table:default-cell-style-name="ce9"/>
        <table:table-row table:style-name="ro1"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Description </text:p>
          </table:table-cell>
          <table:table-cell table:style-name="ce1" office:value-type="string" calcext:value-type="string">
            <text:p>Tags</text:p>
          </table:table-cell>
          <table:table-cell table:style-name="ce4"/>
          <table:table-cell table:number-columns-repeated="1638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1&amp;CLCtitle=Urban%20fabric" xlink:type="simple">Artificial surfac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1&amp;CLCtitle=Urban%20fabric" xlink:type="simple">Urban fabric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.1 </text:p>
          </table:table-cell>
          <table:table-cell table:style-name="ce2" office:value-type="string" calcext:value-type="string">
            <text:p><text:a xlink:href="http://sia.eionet.europa.eu/CLC2000/classes/Pictures?CLCcategory=1/1.1/1.1.1&amp;CLCtitle=Continuous%20urban%20fabric" xlink:type="simple">Continuous urban fabric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esidential" xlink:type="simple">residential</text:a>, <text:a xlink:href="https://wiki.openstreetmap.org/wiki/Key:landuse" xlink:type="simple">landuse</text:a>=<text:a xlink:href="https://wiki.openstreetmap.org/wiki/Tag:landuse%3Dcommercial" xlink:type="simple">commercial</text:a>, <text:a xlink:href="https://wiki.openstreetmap.org/wiki/Key:landuse" xlink:type="simple">landuse</text:a>=<text:a xlink:href="https://wiki.openstreetmap.org/wiki/Tag:landuse%3Dretail" xlink:type="simple">retail</text:a> and <text:a xlink:href="https://wiki.openstreetmap.org/wiki/Key:landuse" xlink:type="simple">landuse</text:a>=<text:a xlink:href="https://wiki.openstreetmap.org/wiki/Tag:landuse%3Dindustrial" xlink:type="simple">industrial</text:a> 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1.2 </text:p>
          </table:table-cell>
          <table:table-cell table:style-name="ce2" office:value-type="string" calcext:value-type="string">
            <text:p><text:a xlink:href="http://sia.eionet.europa.eu/CLC2000/classes/Pictures?CLCcategory=1/1.1/1.1.2&amp;CLCtitle=Discontinuous%20urban%20fabric" xlink:type="simple">Discontinuous urban fabric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esidential" xlink:type="simple">residential</text:a>, <text:a xlink:href="https://wiki.openstreetmap.org/wiki/Key:landuse" xlink:type="simple">landuse</text:a>=<text:a xlink:href="https://wiki.openstreetmap.org/wiki/Tag:landuse%3Dcommercial" xlink:type="simple">commercial</text:a>, <text:a xlink:href="https://wiki.openstreetmap.org/wiki/Key:landuse" xlink:type="simple">landuse</text:a>=<text:a xlink:href="https://wiki.openstreetmap.org/wiki/Tag:landuse%3Dretail" xlink:type="simple">retail</text:a> and <text:a xlink:href="https://wiki.openstreetmap.org/wiki/Key:landuse" xlink:type="simple">landuse</text:a>=<text:a xlink:href="https://wiki.openstreetmap.org/wiki/Tag:landuse%3Dindustrial" xlink:type="simple">industrial</text:a> </text:p>
          </table:table-cell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2&amp;CLCtitle=Industrial,%20comercial%20and%20transport%20units" xlink:type="simple">Industrial, commercial and transport unit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1">
          <table:table-cell table:style-name="ce2" office:value-type="string" calcext:value-type="string">
            <text:p>1.2.1 </text:p>
          </table:table-cell>
          <table:table-cell table:style-name="ce2" office:value-type="string" calcext:value-type="string">
            <text:p><text:a xlink:href="http://sia.eionet.europa.eu/CLC2000/classes/Pictures?CLCcategory=1/1.2/1.2.1&amp;CLCtitle=Industrial%20or%20commercial%20units" xlink:type="simple">Industrial or commercial unit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industrial" xlink:type="simple">industrial</text:a>, <text:a xlink:href="https://wiki.openstreetmap.org/wiki/Key:landuse" xlink:type="simple">landuse</text:a>=<text:a xlink:href="https://wiki.openstreetmap.org/wiki/Tag:landuse%3Dcommercial" xlink:type="simple">commercial</text:a>, or <text:a xlink:href="https://wiki.openstreetmap.org/wiki/Key:landuse" xlink:type="simple">landuse</text:a>=<text:a xlink:href="https://wiki.openstreetmap.org/wiki/Tag:landuse%3Dretail" xlink:type="simple">retail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2.2 </text:p>
          </table:table-cell>
          <table:table-cell table:style-name="ce2" office:value-type="string" calcext:value-type="string">
            <text:p><text:a xlink:href="http://sia.eionet.europa.eu/CLC2000/classes/Pictures?CLCcategory=1/1.2/1.2.2&amp;CLCtitle=Road%20and%20rail%20networks%20and%20associated%20land" xlink:type="simple">Road and rail networks and associated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railway" xlink:type="simple">railway</text:a> for railway areas only. This class is a mix of road and rail landuse; landuse=highway is not commonly used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2.3 </text:p>
          </table:table-cell>
          <table:table-cell table:style-name="ce2" office:value-type="string" calcext:value-type="string">
            <text:p><text:a xlink:href="http://sia.eionet.europa.eu/CLC2000/classes/Pictures?CLCcategory=1/1.2/1.2.3&amp;CLCtitle=Port%20areas" xlink:type="simple">Port area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industrial" xlink:type="simple">industrial</text:a> + <text:a xlink:href="https://wiki.openstreetmap.org/wiki/Key:industrial" xlink:type="simple">industrial</text:a>=<text:a xlink:href="https://wiki.openstreetmap.org/wiki/Tag:industrial%3Dport" xlink:type="simple">port</text:a> or <text:a xlink:href="https://wiki.openstreetmap.org/wiki/Key:leisure" xlink:type="simple">leisure</text:a>=<text:a xlink:href="https://wiki.openstreetmap.org/wiki/Tag:leisure%3Dmarina" xlink:type="simple">marina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2.4 </text:p>
          </table:table-cell>
          <table:table-cell table:style-name="ce2" office:value-type="string" calcext:value-type="string">
            <text:p><text:a xlink:href="http://sia.eionet.europa.eu/CLC2000/classes/Pictures?CLCcategory=1/1.2/1.2.4&amp;CLCtitle=Airports" xlink:type="simple">Airports</text:a> </text:p>
          </table:table-cell>
          <table:table-cell table:style-name="ce2" office:value-type="string" calcext:value-type="string">
            <text:p><text:a xlink:href="https://wiki.openstreetmap.org/wiki/Key:aeroway" xlink:type="simple">aeroway</text:a>=<text:a xlink:href="https://wiki.openstreetmap.org/wiki/Tag:aeroway%3Daerodrome" xlink:type="simple">aerodrom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3&amp;CLCtitle=Mine,%20dump%20and%20construction%20sites" xlink:type="simple">Mine, dump and construction sit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1 </text:p>
          </table:table-cell>
          <table:table-cell table:style-name="ce2" office:value-type="string" calcext:value-type="string">
            <text:p><text:a xlink:href="http://sia.eionet.europa.eu/CLC2000/classes/Pictures?CLCcategory=1/1.3/1.3.1&amp;CLCtitle=Mineral%20extraction%20sites" xlink:type="simple">Mineral extraction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quarry" xlink:type="simple">quarry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2 </text:p>
          </table:table-cell>
          <table:table-cell table:style-name="ce2" office:value-type="string" calcext:value-type="string">
            <text:p><text:a xlink:href="http://sia.eionet.europa.eu/CLC2000/classes/Pictures?CLCcategory=1/1.3/1.3.2&amp;CLCtitle=Dump%20sites" xlink:type="simple">Dump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landfill" xlink:type="simple">landfill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3.3 </text:p>
          </table:table-cell>
          <table:table-cell table:style-name="ce2" office:value-type="string" calcext:value-type="string">
            <text:p><text:a xlink:href="http://sia.eionet.europa.eu/CLC2000/classes/Pictures?CLCcategory=1/1.3/1.3.3&amp;CLCtitle=Construction%20sites" xlink:type="simple">Construction sit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construction" xlink:type="simple">construction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4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1/1.4&amp;CLCtitle=Artificial,%20non-agricultural%20vegetated%20areas" xlink:type="simple">Artificial, non-agricultural vegetated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1.4.1 </text:p>
          </table:table-cell>
          <table:table-cell table:style-name="ce2" office:value-type="string" calcext:value-type="string">
            <text:p><text:a xlink:href="http://sia.eionet.europa.eu/CLC2000/classes/Pictures?CLCcategory=1/1.4/1.4.1&amp;CLCtitle=Green%20urban%20areas" xlink:type="simple">Green urban areas</text:a> </text:p>
          </table:table-cell>
          <table:table-cell table:style-name="ce2" office:value-type="string" calcext:value-type="string">
            <text:p>Several tags are possible: <text:a xlink:href="https://wiki.openstreetmap.org/wiki/Key:leisure" xlink:type="simple">leisure</text:a>=<text:a xlink:href="https://wiki.openstreetmap.org/wiki/Tag:leisure%3Dpark" xlink:type="simple">park</text:a>, <text:a xlink:href="https://wiki.openstreetmap.org/wiki/Key:leisure" xlink:type="simple">leisure</text:a>=<text:a xlink:href="https://wiki.openstreetmap.org/wiki/Tag:leisure%3Dgarden" xlink:type="simple">garden</text:a>, <text:a xlink:href="https://wiki.openstreetmap.org/wiki/Key:leisure" xlink:type="simple">leisure</text:a>=<text:a xlink:href="https://wiki.openstreetmap.org/wiki/Tag:leisure%3Dpitch" xlink:type="simple">pitch</text:a>, <text:a xlink:href="https://wiki.openstreetmap.org/wiki/Key:leisure" xlink:type="simple">leisure</text:a>=<text:a xlink:href="https://wiki.openstreetmap.org/wiki/Tag:leisure%3Dgolf_course" xlink:type="simple">golf_course</text:a>,<text:a xlink:href="https://wiki.openstreetmap.org/wiki/Key:landuse" xlink:type="simple">landuse</text:a>=<text:a xlink:href="https://wiki.openstreetmap.org/wiki/Tag:landuse%3Dgrass" xlink:type="simple">grass</text:a>, <text:a xlink:href="https://wiki.openstreetmap.org/wiki/Key:natural" xlink:type="simple">natural</text:a>=<text:a xlink:href="https://wiki.openstreetmap.org/wiki/Tag:natural%3Dwood" xlink:type="simple">wood</text:a>, and other tags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1.4.2 </text:p>
          </table:table-cell>
          <table:table-cell table:style-name="ce2" office:value-type="string" calcext:value-type="string">
            <text:p><text:a xlink:href="http://sia.eionet.europa.eu/CLC2000/classes/Pictures?CLCcategory=1/1.4/1.4.2&amp;CLCtitle=Sport%20and%20leisure%20facilities" xlink:type="simple">Sport and leisure facilities</text:a> </text:p>
          </table:table-cell>
          <table:table-cell table:style-name="ce2" office:value-type="string" calcext:value-type="string">
            <text:p>See <text:a xlink:href="https://wiki.openstreetmap.org/wiki/Key:leisure" xlink:type="simple">leisure</text:a>=* for the many possibilities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&amp;CLCtitle=Agricultural%20areas" xlink:type="simple">Agricul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1&amp;CLCtitle=Arable%20land" xlink:type="simple">Arable land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1 </text:p>
          </table:table-cell>
          <table:table-cell table:style-name="ce2" office:value-type="string" calcext:value-type="string">
            <text:p><text:a xlink:href="http://sia.eionet.europa.eu/CLC2000/classes/Pictures?CLCcategory=2/2.1/2.1.1&amp;CLCtitle=Non-irrigated%20arable%20land" xlink:type="simple">Non-irrigated arable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2 </text:p>
          </table:table-cell>
          <table:table-cell table:style-name="ce2" office:value-type="string" calcext:value-type="string">
            <text:p><text:a xlink:href="http://sia.eionet.europa.eu/CLC2000/classes/Pictures?CLCcategory=2/2.1/2.1.2&amp;CLCtitle=Permanently%20irrigated%20land" xlink:type="simple">Permanently irrigated land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1.3 </text:p>
          </table:table-cell>
          <table:table-cell table:style-name="ce2" office:value-type="string" calcext:value-type="string">
            <text:p><text:a xlink:href="http://sia.eionet.europa.eu/CLC2000/classes/Pictures?CLCcategory=2/2.1/2.1.3&amp;CLCtitle=Rice%20fields" xlink:type="simple">Rice field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armland" xlink:type="simple">farmland</text:a> + <text:a xlink:href="https://wiki.openstreetmap.org/wiki/Key:crop" xlink:type="simple">crop</text:a>=<text:a xlink:href="https://wiki.openstreetmap.org/wiki/Tag:crop%3Drice" xlink:type="simple">ric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2&amp;CLCtitle=Permanent%20crops" xlink:type="simple">Permanent crop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1 </text:p>
          </table:table-cell>
          <table:table-cell table:style-name="ce2" office:value-type="string" calcext:value-type="string">
            <text:p><text:a xlink:href="http://sia.eionet.europa.eu/CLC2000/classes/Pictures?CLCcategory=2/2.2/2.2.1&amp;CLCtitle=Vineyards" xlink:type="simple">Vineyard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vineyard" xlink:type="simple">vineyar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2 </text:p>
          </table:table-cell>
          <table:table-cell table:style-name="ce2" office:value-type="string" calcext:value-type="string">
            <text:p><text:a xlink:href="http://sia.eionet.europa.eu/CLC2000/classes/Pictures?CLCcategory=2/2.2/2.2.2&amp;CLCtitle=Fruit%20trees%20and%20berry%20plantations" xlink:type="simple">Fruit trees and berry plantation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orchard" xlink:type="simple">orchar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2.3 </text:p>
          </table:table-cell>
          <table:table-cell table:style-name="ce2" office:value-type="string" calcext:value-type="string">
            <text:p><text:a xlink:href="http://sia.eionet.europa.eu/CLC2000/classes/Pictures?CLCcategory=2/2.2/2.2.3&amp;CLCtitle=Olive%20groves" xlink:type="simple">Olive grov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orchard" xlink:type="simple">orchard</text:a> + <text:a xlink:href="https://wiki.openstreetmap.org/wiki/Key:trees" xlink:type="simple">trees</text:a>=<text:a xlink:href="https://wiki.openstreetmap.org/wiki/Tag:trees%3Dolive_trees" xlink:type="simple">olive_trees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3&amp;CLCtitle=Pastures" xlink:type="simple">Pastur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3.1 </text:p>
          </table:table-cell>
          <table:table-cell table:style-name="ce2" office:value-type="string" calcext:value-type="string">
            <text:p><text:a xlink:href="http://sia.eionet.europa.eu/CLC2000/classes/Pictures?CLCcategory=2/2.3/2.3.1&amp;CLCtitle=Pastures" xlink:type="simple">Pastur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meadow" xlink:type="simple">meadow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4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2/2.4&amp;CLCtitle=Heterogeneous%20agricultural%20areas" xlink:type="simple">Heterogeneous agricul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2.4.1 </text:p>
          </table:table-cell>
          <table:table-cell table:style-name="ce2" office:value-type="string" calcext:value-type="string">
            <text:p><text:a xlink:href="http://sia.eionet.europa.eu/CLC2000/classes/Pictures?CLCcategory=2/2.4/2.4.1&amp;CLCtitle=Annual%20crops%20associated%20with%20permanent%20crops" xlink:type="simple">Annual crops associated with permanent crops</text:a> </text:p>
          </table:table-cell>
          <table:table-cell table:style-name="ce2" office:value-type="string" calcext:value-type="string">
            <text:p>Usually but not always <text:a xlink:href="https://wiki.openstreetmap.org/wiki/Key:landuse" xlink:type="simple">landuse</text:a>=<text:a xlink:href="https://wiki.openstreetmap.org/wiki/Tag:landuse%3Dfarmland" xlink:type="simple">farmland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4.2 </text:p>
          </table:table-cell>
          <table:table-cell table:style-name="ce2" office:value-type="string" calcext:value-type="string">
            <text:p><text:a xlink:href="http://sia.eionet.europa.eu/CLC2000/classes/Pictures?CLCcategory=2/2.4/2.4.2&amp;CLCtitle=Complex%20cultivation%20patterns" xlink:type="simple">Complex cultivation patterns</text:a> </text:p>
          </table:table-cell>
          <table:table-cell table:style-name="ce2" office:value-type="string" calcext:value-type="string">
            <text:p>No single tag, consider <text:a xlink:href="https://wiki.openstreetmap.org/wiki/Key:landuse" xlink:type="simple">landuse</text:a>=<text:a xlink:href="https://wiki.openstreetmap.org/wiki/Tag:landuse%3Dfarmland" xlink:type="simple">farmland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orchard" xlink:type="simple">orchard</text:a> and <text:a xlink:href="https://wiki.openstreetmap.org/wiki/Key:landuse" xlink:type="simple">landuse</text:a>=<text:a xlink:href="https://wiki.openstreetmap.org/wiki/Tag:landuse%3Dfarmyard" xlink:type="simple">farmyard</text:a> for specific areas. </text:p>
          </table:table-cell>
          <table:table-cell table:style-name="ce5"/>
          <table:table-cell table:number-columns-repeated="16380"/>
        </table:table-row>
        <table:table-row table:style-name="ro4">
          <table:table-cell table:style-name="ce2" office:value-type="string" calcext:value-type="string">
            <text:p>2.4.3 </text:p>
          </table:table-cell>
          <table:table-cell table:style-name="ce2" office:value-type="string" calcext:value-type="string">
            <text:p><text:a xlink:href="http://sia.eionet.europa.eu/CLC2000/classes/Pictures?CLCcategory=2/2.4/2.4.3&amp;CLCtitle=Land%20principally%20occupied%20by%20agriculture,%20with%20significant%20areas%20of%20natural%20vegetation" xlink:type="simple">Land principally occupied by agriculture, with significant areas of natural vegetation</text:a> </text:p>
          </table:table-cell>
          <table:table-cell table:style-name="ce2" office:value-type="string" calcext:value-type="string">
            <text:p>No single tag, consider <text:a xlink:href="https://wiki.openstreetmap.org/wiki/Key:landuse" xlink:type="simple">landuse</text:a>=<text:a xlink:href="https://wiki.openstreetmap.org/wiki/Tag:landuse%3Dfarmland" xlink:type="simple">farmland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orchard" xlink:type="simple">orchard</text:a> and <text:a xlink:href="https://wiki.openstreetmap.org/wiki/Key:landuse" xlink:type="simple">landuse</text:a>=<text:a xlink:href="https://wiki.openstreetmap.org/wiki/Tag:landuse%3Dfarmyard" xlink:type="simple">farmyard</text:a> for specific agricultural areas, plus <text:a xlink:href="https://wiki.openstreetmap.org/wiki/Key:natural" xlink:type="simple">natural</text:a>=<text:a xlink:href="https://wiki.openstreetmap.org/wiki/Tag:natural%3Dwood" xlink:type="simple">wood</text:a>, <text:a xlink:href="https://wiki.openstreetmap.org/wiki/Key:natural" xlink:type="simple">natural</text:a>=<text:a xlink:href="https://wiki.openstreetmap.org/wiki/Tag:natural%3Dscrub" xlink:type="simple">scrub</text:a>, etc. for natural areas.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2.4.4 </text:p>
          </table:table-cell>
          <table:table-cell table:style-name="ce2" office:value-type="string" calcext:value-type="string">
            <text:p><text:a xlink:href="http://sia.eionet.europa.eu/CLC2000/classes/Pictures?CLCcategory=2/2.4/2.4.4&amp;CLCtitle=Agro-forestry%20areas" xlink:type="simple">Agro-forestry area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, <text:a xlink:href="https://wiki.openstreetmap.org/wiki/Key:landuse" xlink:type="simple">landuse</text:a>=<text:a xlink:href="https://wiki.openstreetmap.org/wiki/Tag:landuse%3Dmeadow" xlink:type="simple">meadow</text:a>, <text:a xlink:href="https://wiki.openstreetmap.org/wiki/Key:landuse" xlink:type="simple">landuse</text:a>=<text:a xlink:href="https://wiki.openstreetmap.org/wiki/Tag:landuse%3Dfarmland" xlink:type="simple">farmland</text:a> or a combination - requires survey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&amp;CLCtitle=Forest%20and%20seminatural%20areas" xlink:type="simple">Forest and seminatural area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1&amp;CLCtitle=Forests" xlink:type="simple">Forest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1 </text:p>
          </table:table-cell>
          <table:table-cell table:style-name="ce2" office:value-type="string" calcext:value-type="string">
            <text:p><text:a xlink:href="http://sia.eionet.europa.eu/CLC2000/classes/Pictures?CLCcategory=3/3.1/3.1.1&amp;CLCtitle=Broad-leaved%20forest" xlink:type="simple">Broad-leaved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broadleaved" xlink:type="simple">broadleav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2 </text:p>
          </table:table-cell>
          <table:table-cell table:style-name="ce2" office:value-type="string" calcext:value-type="string">
            <text:p><text:a xlink:href="http://sia.eionet.europa.eu/CLC2000/classes/Pictures?CLCcategory=3/3.1/3.1.2&amp;CLCtitle=Coniferous%20forest" xlink:type="simple">Coniferous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needleleaved" xlink:type="simple">needleleav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1.3 </text:p>
          </table:table-cell>
          <table:table-cell table:style-name="ce2" office:value-type="string" calcext:value-type="string">
            <text:p><text:a xlink:href="http://sia.eionet.europa.eu/CLC2000/classes/Pictures?CLCcategory=3/3.1/3.1.3&amp;CLCtitle=Mixed%20forest" xlink:type="simple">Mixed forest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forest" xlink:type="simple">forest</text:a> or <text:a xlink:href="https://wiki.openstreetmap.org/wiki/Key:natural" xlink:type="simple">natural</text:a>=<text:a xlink:href="https://wiki.openstreetmap.org/wiki/Tag:natural%3Dwood" xlink:type="simple">wood</text:a> + <text:a xlink:href="https://wiki.openstreetmap.org/wiki/Key:leaf_type" xlink:type="simple">leaf_type</text:a>=<text:a xlink:href="https://wiki.openstreetmap.org/wiki/Tag:leaf_type%3Dmixed" xlink:type="simple">mix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2&amp;CLCtitle=Scrub%20and/or%20herbaceous%20vegetation%20associations" xlink:type="simple">Scrub and/or herbaceous vegetation association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1 </text:p>
          </table:table-cell>
          <table:table-cell table:style-name="ce2" office:value-type="string" calcext:value-type="string">
            <text:p><text:a xlink:href="http://sia.eionet.europa.eu/CLC2000/classes/Pictures?CLCcategory=3/3.2/3.2.1&amp;CLCtitle=Natural%20grasslands" xlink:type="simple">Natural grassland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grassland" xlink:type="simple">grassl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2 </text:p>
          </table:table-cell>
          <table:table-cell table:style-name="ce2" office:value-type="string" calcext:value-type="string">
            <text:p><text:a xlink:href="http://sia.eionet.europa.eu/CLC2000/classes/Pictures?CLCcategory=3/3.2/3.2.2&amp;CLCtitle=Moors%20and%20heathland" xlink:type="simple">Moors and heathland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heath" xlink:type="simple">heat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3 </text:p>
          </table:table-cell>
          <table:table-cell table:style-name="ce2" office:value-type="string" calcext:value-type="string">
            <text:p><text:a xlink:href="http://sia.eionet.europa.eu/CLC2000/classes/Pictures?CLCcategory=3/3.2/3.2.3&amp;CLCtitle=Sclerophyllous%20vegetation" xlink:type="simple">Sclerophyllous vegetation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scrub" xlink:type="simple">scrub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2.4 </text:p>
          </table:table-cell>
          <table:table-cell table:style-name="ce2" office:value-type="string" calcext:value-type="string">
            <text:p><text:a xlink:href="http://sia.eionet.europa.eu/CLC2000/classes/Pictures?CLCcategory=3/3.2/3.2.4&amp;CLCtitle=Transitional%20woodland-shrub" xlink:type="simple">Transitional woodland-shrub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ood" xlink:type="simple">wood</text:a> or <text:a xlink:href="https://wiki.openstreetmap.org/wiki/Key:natural" xlink:type="simple">natural</text:a>=<text:a xlink:href="https://wiki.openstreetmap.org/wiki/Tag:natural%3Dscrub" xlink:type="simple">scrub</text:a> + <text:a xlink:href="https://wiki.openstreetmap.org/wiki/Key:leaf_type" xlink:type="simple">leaf_type</text:a>=<text:a xlink:href="https://wiki.openstreetmap.org/wiki/Tag:leaf_type%3Dmixed" xlink:type="simple">mixe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3/3.3&amp;CLCtitle=Open%20spaces%20with%20little%20or%20no%20vegetation" xlink:type="simple">Open spaces with little or no vegetation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1 </text:p>
          </table:table-cell>
          <table:table-cell table:style-name="ce2" office:value-type="string" calcext:value-type="string">
            <text:p><text:a xlink:href="http://sia.eionet.europa.eu/CLC2000/classes/Pictures?CLCcategory=3/3.3/3.3.1&amp;CLCtitle=Beaches,%20dunes,%20sands" xlink:type="simple">Beaches, dunes, sand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beach" xlink:type="simple">beach</text:a> or <text:a xlink:href="https://wiki.openstreetmap.org/wiki/Key:natural" xlink:type="simple">natural</text:a>=<text:a xlink:href="https://wiki.openstreetmap.org/wiki/Tag:natural%3Dsand" xlink:type="simple">sand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2 </text:p>
          </table:table-cell>
          <table:table-cell table:style-name="ce2" office:value-type="string" calcext:value-type="string">
            <text:p><text:a xlink:href="http://sia.eionet.europa.eu/CLC2000/classes/Pictures?CLCcategory=3/3.3/3.3.2&amp;CLCtitle=Bare%20rocks" xlink:type="simple">Bare rock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rock" xlink:type="simple">rock</text:a>, <text:a xlink:href="https://wiki.openstreetmap.org/wiki/Key:natural" xlink:type="simple">natural</text:a>=<text:a xlink:href="https://wiki.openstreetmap.org/wiki/Tag:natural%3Dscree" xlink:type="simple">scree</text:a> or <text:a xlink:href="https://wiki.openstreetmap.org/wiki/Key:natural" xlink:type="simple">natural</text:a>=<text:a xlink:href="https://wiki.openstreetmap.org/wiki/Tag:natural%3Dshingle" xlink:type="simple">shingle</text:a> </text:p>
          </table:table-cell>
          <table:table-cell table:style-name="ce5"/>
          <table:table-cell table:number-columns-repeated="16380"/>
        </table:table-row>
        <table:table-row table:style-name="ro2">
          <table:table-cell table:style-name="ce2" office:value-type="string" calcext:value-type="string">
            <text:p>3.3.3 </text:p>
          </table:table-cell>
          <table:table-cell table:style-name="ce2" office:value-type="string" calcext:value-type="string">
            <text:p><text:a xlink:href="http://sia.eionet.europa.eu/CLC2000/classes/Pictures?CLCcategory=3/3.3/3.3.3&amp;CLCtitle=Sparsely%20vegetated%20areas" xlink:type="simple">Sparsely vegetated areas</text:a> </text:p>
          </table:table-cell>
          <table:table-cell table:style-name="ce2" office:value-type="string" calcext:value-type="string">
            <text:p>Depending on main features, see <text:a xlink:href="https://wiki.openstreetmap.org/wiki/Key:natural" xlink:type="simple">natural</text:a>=<text:a xlink:href="https://wiki.openstreetmap.org/wiki/Tag:natural%3Dscrub" xlink:type="simple">scrub</text:a>, <text:a xlink:href="https://wiki.openstreetmap.org/wiki/Key:natural" xlink:type="simple">natural</text:a>=<text:a xlink:href="https://wiki.openstreetmap.org/wiki/Tag:natural%3Dheath" xlink:type="simple">heath</text:a>, <text:a xlink:href="https://wiki.openstreetmap.org/wiki/Key:natural" xlink:type="simple">natural</text:a>=<text:a xlink:href="https://wiki.openstreetmap.org/wiki/Tag:natural%3Dgrassland" xlink:type="simple">grassland</text:a>, <text:a xlink:href="https://wiki.openstreetmap.org/wiki/Key:natural" xlink:type="simple">natural</text:a>=<text:a xlink:href="https://wiki.openstreetmap.org/wiki/Tag:natural%3Dbare_rock" xlink:type="simple">bare_rock</text:a>, <text:a xlink:href="https://wiki.openstreetmap.org/wiki/Key:natural" xlink:type="simple">natural</text:a>=<text:a xlink:href="https://wiki.openstreetmap.org/wiki/Tag:natural%3Dsand" xlink:type="simple">sand</text:a>, <text:a xlink:href="https://wiki.openstreetmap.org/wiki/Key:natural" xlink:type="simple">natural</text:a>=<text:a xlink:href="https://wiki.openstreetmap.org/wiki/Tag:natural%3Dscree" xlink:type="simple">scree</text:a>, etc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4 </text:p>
          </table:table-cell>
          <table:table-cell table:style-name="ce2" office:value-type="string" calcext:value-type="string">
            <text:p><text:a xlink:href="http://sia.eionet.europa.eu/CLC2000/classes/Pictures?CLCcategory=3/3.3/3.3.4&amp;CLCtitle=Burnt%20areas" xlink:type="simple">Burnt areas</text:a> </text:p>
          </table:table-cell>
          <table:table-cell table:style-name="ce2" office:value-type="string" calcext:value-type="string">
            <text:p>N/A - not permanent.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3.3.5 </text:p>
          </table:table-cell>
          <table:table-cell table:style-name="ce2" office:value-type="string" calcext:value-type="string">
            <text:p><text:a xlink:href="http://sia.eionet.europa.eu/CLC2000/classes/Pictures?CLCcategory=3/3.3/3.3.5&amp;CLCtitle=Glaciers%20and%20perpetual%20snow" xlink:type="simple">Glaciers and perpetual snow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glacier" xlink:type="simple">glacier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&amp;CLCtitle=Wetlands" xlink:type="simple">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/4.1&amp;CLCtitle=Inland%20wetlands" xlink:type="simple">Inland 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.1 </text:p>
          </table:table-cell>
          <table:table-cell table:style-name="ce2" office:value-type="string" calcext:value-type="string">
            <text:p><text:a xlink:href="http://sia.eionet.europa.eu/CLC2000/classes/Pictures?CLCcategory=4/4.1/4.1.1&amp;CLCtitle=Inland%20marshes" xlink:type="simple">Inland marsh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marsh" xlink:type="simple">mars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1.2 </text:p>
          </table:table-cell>
          <table:table-cell table:style-name="ce2" office:value-type="string" calcext:value-type="string">
            <text:p><text:a xlink:href="http://sia.eionet.europa.eu/CLC2000/classes/Pictures?CLCcategory=4/4.1/4.1.2&amp;CLCtitle=Peat%20bogs" xlink:type="simple">Peat bog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bog" xlink:type="simple">bog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4/4.2&amp;CLCtitle=Maritime%20wetlands" xlink:type="simple">Maritime wetland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1 </text:p>
          </table:table-cell>
          <table:table-cell table:style-name="ce2" office:value-type="string" calcext:value-type="string">
            <text:p><text:a xlink:href="http://sia.eionet.europa.eu/CLC2000/classes/Pictures?CLCcategory=4/4.2/4.2.1&amp;CLCtitle=Salt%20marshes" xlink:type="simple">Salt marsh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etland" xlink:type="simple">wetland</text:a> + <text:a xlink:href="https://wiki.openstreetmap.org/wiki/Key:wetland" xlink:type="simple">wetland</text:a>=<text:a xlink:href="https://wiki.openstreetmap.org/wiki/Tag:wetland%3Dsaltmarsh" xlink:type="simple">saltmarsh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2 </text:p>
          </table:table-cell>
          <table:table-cell table:style-name="ce2" office:value-type="string" calcext:value-type="string">
            <text:p><text:a xlink:href="http://sia.eionet.europa.eu/CLC2000/classes/Pictures?CLCcategory=4/4.2/4.2.2&amp;CLCtitle=Salines" xlink:type="simple">Salines</text:a> </text:p>
          </table:table-cell>
          <table:table-cell table:style-name="ce2" office:value-type="string" calcext:value-type="string">
            <text:p><text:a xlink:href="https://wiki.openstreetmap.org/wiki/Key:landuse" xlink:type="simple">landuse</text:a>=<text:a xlink:href="https://wiki.openstreetmap.org/wiki/Tag:landuse%3Dsalt_pond" xlink:type="simple">salt_pond</text:a> (See <text:a xlink:href="https://wiki.openstreetmap.org/wiki/Proposed_features/Salt_Pond" xlink:type="simple">Proposed features/Salt Pond</text:a> )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4.2.3 </text:p>
          </table:table-cell>
          <table:table-cell table:style-name="ce2" office:value-type="string" calcext:value-type="string">
            <text:p><text:a xlink:href="http://sia.eionet.europa.eu/CLC2000/classes/Pictures?CLCcategory=4/4.2/4.2.3&amp;CLCtitle=Intertidal%20flats" xlink:type="simple">Intertidal flats</text:a> </text:p>
          </table:table-cell>
          <table:table-cell table:style-name="ce2" office:value-type="string" calcext:value-type="string">
            <text:p><text:a xlink:href="https://wiki.openstreetmap.org/wiki/Key:wetland" xlink:type="simple">wetland</text:a>=<text:a xlink:href="https://wiki.openstreetmap.org/wiki/Tag:wetland%3Dtidalflat" xlink:type="simple">tidalflat</text:a> or <text:a xlink:href="https://wiki.openstreetmap.org/wiki/Key:tidal" xlink:type="simple">tidal</text:a>=yes (See <text:a xlink:href="https://wiki.openstreetmap.org/wiki/Proposed_features/Water_cover" xlink:type="simple">Proposed_features/Water_cover</text:a>)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&amp;CLCtitle=Water%20bodies" xlink:type="simple">Water bodie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/5.1&amp;CLCtitle=Inland%20waters" xlink:type="simple">Inland water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.1 </text:p>
          </table:table-cell>
          <table:table-cell table:style-name="ce2" office:value-type="string" calcext:value-type="string">
            <text:p><text:a xlink:href="http://sia.eionet.europa.eu/CLC2000/classes/Pictures?CLCcategory=5/5.1/5.1.1&amp;CLCtitle=Water%20courses" xlink:type="simple">Water courses</text:a> </text:p>
          </table:table-cell>
          <table:table-cell table:style-name="ce2" office:value-type="string" calcext:value-type="string">
            <text:p><text:a xlink:href="https://wiki.openstreetmap.org/wiki/Key:waterway" xlink:type="simple">waterway</text:a>=<text:a xlink:href="https://wiki.openstreetmap.org/wiki/Tag:waterway%3Driverbank" xlink:type="simple">riverbank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1.2 </text:p>
          </table:table-cell>
          <table:table-cell table:style-name="ce2" office:value-type="string" calcext:value-type="string">
            <text:p><text:a xlink:href="http://sia.eionet.europa.eu/CLC2000/classes/Pictures?CLCcategory=5/5.1/5.1.2&amp;CLCtitle=Water%20bodies" xlink:type="simple">Water bodie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ater" xlink:type="simple">water</text:a> + <text:a xlink:href="https://wiki.openstreetmap.org/wiki/Key:water" xlink:type="simple">water</text:a>=<text:a xlink:href="https://wiki.openstreetmap.org/wiki/Tag:water%3Dlake" xlink:type="simple">lak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 </text:p>
          </table:table-cell>
          <table:table-cell table:style-name="ce2" office:value-type="string" calcext:value-type="string" table:number-columns-spanned="2" table:number-rows-spanned="1">
            <text:p><text:a xlink:href="http://sia.eionet.europa.eu/CLC2000/classes/Pictures?CLCcategory=5/5.2&amp;CLCtitle=Marine%20waters" xlink:type="simple">Marine waters</text:a> </text:p>
          </table:table-cell>
          <table:covered-table-cell/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1 </text:p>
          </table:table-cell>
          <table:table-cell table:style-name="ce2" office:value-type="string" calcext:value-type="string">
            <text:p><text:a xlink:href="http://sia.eionet.europa.eu/CLC2000/classes/Pictures?CLCcategory=5/5.2/5.2.1&amp;CLCtitle=Coastal%20lagoons" xlink:type="simple">Coastal lagoons</text:a> </text:p>
          </table:table-cell>
          <table:table-cell table:style-name="ce2" office:value-type="string" calcext:value-type="string">
            <text:p><text:a xlink:href="https://wiki.openstreetmap.org/wiki/Key:natural" xlink:type="simple">natural</text:a>=<text:a xlink:href="https://wiki.openstreetmap.org/wiki/Tag:natural%3Dwater" xlink:type="simple">water</text:a> + <text:a xlink:href="https://wiki.openstreetmap.org/wiki/Key:water" xlink:type="simple">water</text:a>=<text:a xlink:href="https://wiki.openstreetmap.org/wiki/Tag:water%3Dlagoon" xlink:type="simple">lagoon</text:a> - also see <text:a xlink:href="https://wiki.openstreetmap.org/wiki/Key:natural" xlink:type="simple">natural</text:a>=<text:a xlink:href="https://wiki.openstreetmap.org/wiki/Tag:natural%3Dcoastline" xlink:type="simple">coastline</text:a>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2 </text:p>
          </table:table-cell>
          <table:table-cell table:style-name="ce2" office:value-type="string" calcext:value-type="string">
            <text:p><text:a xlink:href="http://sia.eionet.europa.eu/CLC2000/classes/Pictures?CLCcategory=5/5.2/5.2.2&amp;CLCtitle=Estuaries" xlink:type="simple">Estuaries</text:a> </text:p>
          </table:table-cell>
          <table:table-cell table:style-name="ce2" office:value-type="string" calcext:value-type="string">
            <text:p>No compatible tag found </text:p>
          </table:table-cell>
          <table:table-cell table:style-name="ce5"/>
          <table:table-cell table:number-columns-repeated="16380"/>
        </table:table-row>
        <table:table-row table:style-name="ro3">
          <table:table-cell table:style-name="ce2" office:value-type="string" calcext:value-type="string">
            <text:p>5.2.3 </text:p>
          </table:table-cell>
          <table:table-cell table:style-name="ce2" office:value-type="string" calcext:value-type="string">
            <text:p><text:a xlink:href="http://sia.eionet.europa.eu/CLC2000/classes/Pictures?CLCcategory=5/5.2/5.2.3&amp;CLCtitle=Sea%20and%20ocean" xlink:type="simple">Sea and ocean</text:a> </text:p>
          </table:table-cell>
          <table:table-cell table:style-name="ce2" office:value-type="string" calcext:value-type="string">
            <text:p>See <text:a xlink:href="https://wiki.openstreetmap.org/wiki/Key:natural" xlink:type="simple">natural</text:a>=<text:a xlink:href="https://wiki.openstreetmap.org/wiki/Tag:natural%3Dcoastline" xlink:type="simple">coastline</text:a></text:p>
          </table:table-cell>
          <table:table-cell table:number-columns-repeated="16381"/>
        </table:table-row>
        <table:table-row table:style-name="ro1" table:number-rows-repeated="104851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lc" table:style-name="ta1">
        <table:table-column table:style-name="co1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lass_number</text:p>
          </table:table-cell>
          <table:table-cell office:value-type="string" calcext:value-type="string">
            <text:p>class_priority</text:p>
          </table:table-cell>
          <table:table-cell office:value-type="string" calcext:value-type="string">
            <text:p>class_name</text:p>
          </table:table-cell>
          <table:table-cell office:value-type="string" calcext:value-type="string">
            <text:p>osm_ta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rban fabric</text:p>
          </table:table-cell>
          <table:table-cell office:value-type="string" calcext:value-type="string">
            <text:p>resident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industr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commercia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retai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harbou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por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railwa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loc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ial, commercial and transport units</text:p>
          </table:table-cell>
          <table:table-cell office:value-type="string" calcext:value-type="string">
            <text:p>marin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quarr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landfi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ine, dump and construction sites</text:p>
          </table:table-cell>
          <table:table-cell office:value-type="string" calcext:value-type="string">
            <text:p>brownfiel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stadiu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recreation_grou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golf_cour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sports_cent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allotment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playgroun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pitc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village_gre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cemete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par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zo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track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tificial non-agricultural vegetated areas</text:p>
          </table:table-cell>
          <table:table-cell office:value-type="string" calcext:value-type="string">
            <text:p>gard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greenhouse_horticultu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farmla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far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able land</text:p>
          </table:table-cell>
          <table:table-cell office:value-type="string" calcext:value-type="string">
            <text:p>farmya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manent crops</text:p>
          </table:table-cell>
          <table:table-cell office:value-type="string" calcext:value-type="string">
            <text:p>vineyar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rmanent crops</text:p>
          </table:table-cell>
          <table:table-cell office:value-type="string" calcext:value-type="string">
            <text:p>orchar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tures</text:p>
          </table:table-cell>
          <table:table-cell office:value-type="string" calcext:value-type="string">
            <text:p>meadow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ests</text:p>
          </table:table-cell>
          <table:table-cell office:value-type="string" calcext:value-type="string">
            <text:p>fores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ests</text:p>
          </table:table-cell>
          <table:table-cell office:value-type="string" calcext:value-type="string">
            <text:p>woo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greenfie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scru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heath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rub and/or herbaceous vegetation associations</text:p>
          </table:table-cell>
          <table:table-cell office:value-type="string" calcext:value-type="string">
            <text:p>grassla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fe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san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scre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beac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mu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glacier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rock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pen spaces with little or no vegetation</text:p>
          </table:table-cell>
          <table:table-cell office:value-type="string" calcext:value-type="string">
            <text:p>clif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land wetlands</text:p>
          </table:table-cell>
          <table:table-cell office:value-type="string" calcext:value-type="string">
            <text:p>marc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land wetlands</text:p>
          </table:table-cell>
          <table:table-cell office:value-type="string" calcext:value-type="string">
            <text:p>wetla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astal wetlands</text:p>
          </table:table-cell>
          <table:table-cell office:value-type="string" calcext:value-type="string">
            <text:p>salt_po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4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astal wetlands</text:p>
          </table:table-cell>
          <table:table-cell office:value-type="string" calcext:value-type="string">
            <text:p>tid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wate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riverban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reservoi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basi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doc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cana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5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er bodies</text:p>
          </table:table-cell>
          <table:table-cell office:value-type="string" calcext:value-type="string">
            <text:p>pond</text:p>
          </table:table-cell>
        </table:table-row>
      </table:table>
      <table:named-expressions/>
      <table:database-ranges>
        <table:database-range table:name="__Anonymous_Sheet_DB__1" table:target-range-address="'inta-fao'.A1:'inta-fao'.E6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8:25:40.064241213</meta:creation-date>
    <dc:date>2024-11-18T13:05:27.152925604</dc:date>
    <meta:editing-duration>P4DT13H55M9S</meta:editing-duration>
    <meta:editing-cycles>18</meta:editing-cycles>
    <meta:generator>LibreOffice/7.4.7.2$Linux_X86_64 LibreOffice_project/40$Build-2</meta:generator>
    <meta:document-statistic meta:table-count="4" meta:cell-count="1174" meta:object-count="0"/>
  </office:meta>
</office:document-meta>
</file>